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true" fo:min-height="3.941cm" fo:wrap-option="wrap" text:animation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marker-end="Arrow" draw:textarea-horizontal-align="justify" draw:textarea-vertical-align="middle" draw:auto-grow-height="true" fo:min-height="3.301cm" fo:wrap-option="wrap"/>
    </style:style>
    <style:style style:name="gr5" style:family="graphic" style:parent-style-name="standard">
      <style:graphic-properties draw:marker-end="Arrow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marker-end="Arrow" draw:textarea-horizontal-align="justify" draw:textarea-vertical-align="middle" draw:auto-grow-height="true" fo:min-height="3.556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413cm" svg:height="1.651cm" svg:x="1.508cm" svg:y="8.493cm">
          <text:p text:style-name="P1">Redis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726cm" svg:height="4.191cm" svg:x="8.112cm" svg:y="3.286cm">
          <text:p text:style-name="P2"><text:span text:style-name="T1">用户每个客户端验证数据</text:span></text:p>
          <text:p text:style-name="P2"><text:span text:style-name="T1">用户</text:span><text:span text:style-name="T1">ID </text:span><text:span text:style-name="T1">（</text:span><text:span text:style-name="T1">User_ID</text:span><text:span text:style-name="T1">）</text:span></text:p>
          <text:p text:style-name="P2"><text:span text:style-name="T1">客户端类型（</text:span><text:span text:style-name="T1">Client_Type</text:span><text:span text:style-name="T1">）</text:span></text:p>
          <text:p text:style-name="P2"><text:span text:style-name="T1">签名编号（</text:span><text:span text:style-name="T1">Sign_Code</text:span><text:span text:style-name="T1">）</text:span></text:p>
          <text:p text:style-name="P2"><text:span text:style-name="T1">签名</text:span><text:span text:style-name="T1">token</text:span><text:span text:style-name="T1">值（</text:span><text:span text:style-name="T1">Sign_Token</text:span><text:span text:style-name="T1">）</text:span></text:p>
          <text:p text:style-name="P2"><text:span text:style-name="T1">上次签名时间（</text:span><text:span text:style-name="T1">Last_Sign_Time</text:span><text:span text:style-name="T1">）</text:span></text:p>
          <text:p text:style-name="P2"><text:span text:style-name="T1">客户端唯一</text:span><text:span text:style-name="T1">ID</text:span><text:span text:style-name="T1">（</text:span><text:span text:style-name="T1">Client_ID</text:span><text:span text:style-name="T1">）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921cm" svg:y1="9.318cm" svg:x2="8.112cm" svg:y2="5.381cm" draw:start-shape="id1" draw:start-glue-point="1" draw:end-shape="id2" draw:end-glue-point="3" svg:d="M3921 9318l4191-3937" svg:viewBox="0 0 4192 3938">
          <text:p/>
        </draw:connector>
        <draw:custom-shape draw:style-name="gr4" draw:text-style-name="P2" xml:id="id3" draw:id="id3" draw:layer="layout" svg:width="6.985cm" svg:height="3.551cm" svg:x="7.985cm" svg:y="10.53cm">
          <text:p text:style-name="P2"><text:span text:style-name="T1">用户及其所有客户端</text:span><text:span text:style-name="T1">ID</text:span><text:span text:style-name="T1">对应数据</text:span></text:p>
          <text:p text:style-name="P2"><text:span text:style-name="T1">User_ID : client_id_array</text:span></text:p>
          <text:p text:style-name="P2"><text:span text:style-name="T1">uid:1|client_id_list</text:span></text:p>
          <text:p text:style-name="P2"><text:span text:style-name="T1">pc_web 1</text:span></text:p>
          <text:p text:style-name="P2"><text:span text:style-name="T1">pc_desktop 2</text:span></text:p>
          <text:p text:style-name="P2"><text:span text:style-name="T1">Mobile 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921cm" svg:y1="9.318cm" svg:x2="7.985cm" svg:y2="12.305cm" draw:start-shape="id1" draw:start-glue-point="1" draw:end-shape="id3" draw:end-glue-point="3" svg:d="M3921 9318l4064 2987" svg:viewBox="0 0 4065 2988">
          <text:p/>
        </draw:connector>
        <draw:custom-shape draw:style-name="gr5" draw:text-style-name="P3" xml:id="id4" draw:id="id4" draw:layer="layout" svg:width="7.239cm" svg:height="4.699cm" svg:x="19.542cm" svg:y="2.905cm">
          <text:p text:style-name="P3">e.g.</text:p>
          <text:p text:style-name="P3"><text:span text:style-name="T1">uid:1|clientype:pc_web</text:span></text:p>
          <text:p text:style-name="P3"><text:span text:style-name="T1">client_type pc_web</text:span></text:p>
          <text:p text:style-name="P3"><text:span text:style-name="T1">sign_code 123456 </text:span></text:p>
          <text:p text:style-name="P3"><text:span text:style-name="T1">token db3jdj4jdk42lzjt4majo45 </text:span></text:p>
          <text:p text:style-name="P3"><text:span text:style-name="T1">last_generate_time 148659430 </text:span></text:p>
          <text:p text:style-name="P3"><text:span text:style-name="T1">client_id 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838cm" svg:y1="5.381cm" svg:x2="19.542cm" svg:y2="5.254cm" draw:start-shape="id2" draw:start-glue-point="1" draw:end-shape="id4" draw:end-glue-point="3" svg:d="M15838 5381l3704-127" svg:viewBox="0 0 3705 128">
          <text:p/>
        </draw:connector>
        <draw:custom-shape draw:style-name="gr6" draw:text-style-name="P2" xml:id="id5" draw:id="id5" draw:layer="layout" svg:width="6.985cm" svg:height="3.806cm" svg:x="18.653cm" svg:y="10.529cm">
          <text:p text:style-name="P2"><text:span text:style-name="T1">uid:1|client_id_list</text:span></text:p>
          <text:p text:style-name="P2"><text:span text:style-name="T1">pc_web 1</text:span></text:p>
          <text:p text:style-name="P2"><text:span text:style-name="T1">pc_client 2</text:span></text:p>
          <text:p text:style-name="P2"><text:span text:style-name="T1">mac_client 3</text:span></text:p>
          <text:p text:style-name="P2"><text:span text:style-name="T1">ubuntu_client 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97cm" svg:y1="12.305cm" svg:x2="18.653cm" svg:y2="12.432cm" draw:start-shape="id3" draw:start-glue-point="1" draw:end-shape="id5" svg:d="M14970 12305l3683 127" svg:viewBox="0 0 3684 1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6:27:51.469322247</meta:creation-date>
    <dc:date>2016-10-08T00:23:23.659450089</dc:date>
    <meta:editing-duration>PT7H25M7S</meta:editing-duration>
    <meta:editing-cycles>9</meta:editing-cycles>
    <meta:generator>LibreOffice/4.2.8.2$Linux_X86_64 LibreOffice_project/420m0$Build-2</meta:generator>
    <meta:document-statistic meta:object-count="9"/>
  </office:meta>
</office:document-meta>
</file>